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Utopia-Regular" svg:font-family="Utopia-Regular, 'MS P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hapter_20_Title" style:master-page-name="First_20_Page">
      <style:paragraph-properties style:page-number="auto"/>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font-weight="bold" style:font-weight-asian="bold"/>
    </style:style>
    <style:style style:name="T6" style:family="text">
      <style:text-properties fo:font-weight="bold" style:font-name-asian="TheSansMonoConNormal" style:font-weight-asian="bold"/>
    </style:style>
    <style:style style:name="T7" style:family="text">
      <style:text-properties style:font-name="Times" fo:language="none" fo:country="none" fo:font-weight="bold" style:font-weight-asian="bold" style:font-name-complex="Times" text:display="true"/>
    </style:style>
    <style:style style:name="T8" style:family="text">
      <style:text-properties fo:font-style="normal" fo:font-weight="bold" style:font-style-asian="normal" style:font-weight-asian="bold"/>
    </style:style>
    <style:style style:name="T9" style:family="text">
      <style:text-properties style:font-name-asian="TheSansMonoConNormal"/>
    </style:style>
    <style:style style:name="T10" style:family="text">
      <style:text-properties fo:language="en" fo:country="US"/>
    </style:style>
    <style:style style:name="T11" style:family="text">
      <style:text-properties fo:language="en" fo:country="US" style:font-name-complex="TheSansMonoCondensed-Bold"/>
    </style:style>
    <style:style style:name="T12" style:family="text">
      <style:text-properties style:font-name="Utopia-Bold" fo:language="en" fo:country="US" style:font-name-complex="Utopia-Bold"/>
    </style:style>
    <style:style style:name="T13" style:family="text">
      <style:text-properties style:font-name="Utopia-Bold" fo:language="en" fo:country="US" fo:font-weight="bold" style:font-weight-asian="bold" style:font-name-complex="Utopia-Bold" style:font-weight-complex="bold"/>
    </style:style>
    <style:style style:name="T14" style:family="text">
      <style:text-properties style:font-name="TheSansMonoCondensed-SemiLightI" style:font-name-complex="TheSansMonoCondensed-SemiLightI"/>
    </style:style>
    <style:style style:name="T15" style:family="text">
      <style:text-properties officeooo:rsid="00203f48"/>
    </style:style>
    <style:style style:name="T16"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49756320" text:id="ct149756320">
          <text:deletion>
            <office:change-info>
              <dc:creator>Ray Lischner</dc:creator>
              <dc:date>2013-11-09T10:35:00</dc:date>
            </office:change-info>
            <text:p text:style-name="Text_20_body">
       <text:span text:style-name="T1">implicitly </text:span>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xception<text:span text:style-name="Comment_20_Reference"><text:span text:style-name="T7"><office:annotation><dc:creator>Fabio Claudio Ferracchiati</dc:creator><dc:date>2013-10-04T14:26:00</dc:date><text:p text:style-name="P7"><text:span text:style-name="T16">Very good chapter, the code works well.</text:span></text:p></office:annotation></text:span></text:span>-Safety</text:p>
      <text:p text:style-name="Body_20_Text_20_First">Exploration 45 introduced exceptions, which you have used in a number of programs since then. Dynamic memory presents a new wrinkle regarding exceptions, and you need to be that much more careful when handling them in order to do so safely and properly in the face of dynamic memory management. In particular, you need to watch for memory leaks and similar problems.</text:p>
      <text:h text:style-name="Heading_20_1" text:outline-level="1">Memory Leaks</text:h>
      <text:p text:style-name="Body_20_Text_20_First">Careless use of dynamic memory and exceptions can result in memory leaks—that is, memory that a program allocates but fails to free. In modern desktop operating systems, when an application terminates, the operating system reclaims all memory that the application used, so it is easy to become complacent about memory leaks. After all, no leak outlives the program invocation. But then your pesky users surprise you and leave your word processor (or whatever) running for days on end. They don’t notice the memory leaking until suddenly they can no longer edit documents, and the automatic backup utility cannot allocate enough memory to save the user’s work before the program terminates abruptly.</text:p>
      <text:p text:style-name="P5">Maybe that’s an extreme example, but leaking memory is a symptom of mismanaging memory. If you mismanage memory in one part of the program, you probably mismanage memory in other parts, too. Those other parts may be less benign than a mere memory leak.</text:p>
      <text:p text:style-name="P5">Consider the silly program in Listing 61-1.</text:p>
      <text:p text:style-name="Code_20_Caption"><text:span text:style-name="T8">Listing 61-1.</text:span> Silly Program to Demonstrate Memory Leaks</text:p>
      <text:p text:style-name="Code">#include &lt;iostream&gt;</text:p>
      <text:p text:style-name="Code">#include &lt;sstream&gt;</text:p>
      <text:p text:style-name="Code">#include &lt;string&gt;</text:p>
      <text:p text:style-name="Code"/>
      <text:p text:style-name="Code">int* read(std::istream&amp; in)</text:p>
      <text:p text:style-name="Code">{</text:p>
      <text:p text:style-name="Code"><text:span text:style-name="T9"><text:s text:c="2"/></text:span>int value{};</text:p>
      <text:p text:style-name="Code"><text:span text:style-name="T9"><text:s text:c="2"/></text:span>if (in &gt;&gt; value)</text:p>
      <text:p text:style-name="Code"><text:span text:style-name="T9"><text:s text:c="4"/></text:span>return new int{value};</text:p>
      <text:p text:style-name="Code"><text:span text:style-name="T9"><text:s text:c="2"/></text:span>else</text:p>
      <text:p text:style-name="Code"><text:span text:style-name="T9"><text:s text:c="4"/></text:span>return nullptr;</text:p>
      <text:p text:style-name="Code">}</text:p>
      <text:p text:style-name="Code">
    <text:soft-page-break/>
   </text:p>
      <text:p text:style-name="Code">int divide(int x, int y)</text:p>
      <text:p text:style-name="Code">{</text:p>
      <text:p text:style-name="Code"><text:span text:style-name="T9"><text:s text:c="2"/></text:span>return x / y;</text:p>
      <text:p text:style-name="Code">}</text:p>
      <text:p text:style-name="Code"/>
      <text:p text:style-name="Code">int main()</text:p>
      <text:p text:style-name="Code">{</text:p>
      <text:p text:style-name="Code"><text:span text:style-name="T9"><text:s text:c="2"/></text:span>std::cout &lt;&lt; "Enter pairs of numbers, and I will divide them.\n";</text:p>
      <text:p text:style-name="Code"><text:span text:style-name="T9"><text:s text:c="2"/></text:span>std::string line{};</text:p>
      <text:p text:style-name="Code"><text:span text:style-name="T9"><text:s text:c="2"/></text:span>while(std::getline(std::cin, line))</text:p>
      <text:p text:style-name="Code"><text:span text:style-name="T9"><text:s text:c="2"/></text:span>{</text:p>
      <text:p text:style-name="Code"><text:span text:style-name="T9"><text:s text:c="4"/></text:span>std::istringstream input{line};</text:p>
      <text:p text:style-name="Code"><text:span text:style-name="T9"><text:s text:c="4"/></text:span>if (int* x{read(input)})</text:p>
      <text:p text:style-name="Code"><text:span text:style-name="T9"><text:s text:c="6"/></text:span>if (int* y{read(input)})</text:p>
      <text:p text:style-name="Code"><text:span text:style-name="T9"><text:s text:c="8"/></text:span>std::cout &lt;&lt; divide(*x, *y) &lt;&lt; '\n';</text:p>
      <text:p text:style-name="Code"><text:span text:style-name="T9"><text:s text:c="2"/></text:span>}</text:p>
      <text:p text:style-name="Code">}</text:p>
      <text:p text:style-name="Text_20_body">
    <text:span text:style-name="T1">This program introduces a new C++ feature. The </text:span>
    <text:span text:style-name="Code_20_Inline">
     <text:span text:style-name="T1">if</text:span>
    </text:span>
    <text:span text:style-name="T1"> statements in </text:span>
    <text:span text:style-name="Code_20_Inline">
     <text:span text:style-name="T1">main()</text:span>
    </text:span>
    <text:span text:style-name="T1"> define variables inside their conditionals. The rules for this feature are restrictive, so it is not used often. You can define only one declarator, and you must initialize it. The value is then </text:span>
    <text:change text:change-id="ct149756320"/>
    <text:span text:style-name="T1">converted to </text:span>
    <text:span text:style-name="Code_20_Inline">
     <text:span text:style-name="T1">bool</text:span>
    </text:span>
    <text:span text:style-name="T1">, which in this case means comparing to a null pointer. In other words, this conditional is true if the pointer is not null. The scope of the variable is limited to the body of the conditional (including the </text:span>
    <text:span text:style-name="Code_20_Inline">
     <text:span text:style-name="T1">else</text:span>
    </text:span>
    <text:span text:style-name="T1"> portion of an </text:span>
    <text:span text:style-name="Code_20_Inline">
     <text:span text:style-name="T1">if</text:span>
    </text:span>
    <text:span text:style-name="T1"> statement).</text:span>
   </text:p>
      <text:p text:style-name="Text_20_body">
    <text:span text:style-name="T1">Now that you can understand it, </text:span>
    <text:span text:style-name="Strong_20_Emphasis">
     <text:span text:style-name="T12">what’s wrong with this program?</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1">The program leaks memory. It leaks memory if a line of text contains only one number. It also leaks memory if a line of text contains two numbers. In short, the program leaks like a termite’s rowboat. Adding </text:span>
    <text:span text:style-name="Code_20_Inline">
     <text:span text:style-name="T1">delete</text:span>
    </text:span>
    <text:span text:style-name="T1"> expressions should fix things, right? </text:span>
    <text:span text:style-name="T13">Do it.</text:span>
    <text:span text:style-name="T1"> Your program may now look like Listing 61-2.</text:span>
   </text:p>
      <text:p text:style-name="Code_20_Caption"><text:span text:style-name="T8">Listing 61-2.</text:span> Adding Delete Expressions to the Silly Program</text:p>
      <text:p text:style-name="Code">#include &lt;iostream&gt;</text:p>
      <text:p text:style-name="Code">#include &lt;sstream&gt;</text:p>
      <text:p text:style-name="Code">#include &lt;string&gt;</text:p>
      <text:p text:style-name="Code"/>
      <text:p text:style-name="Code">int* read(std::istream&amp; in)</text:p>
      <text:p text:style-name="Code">{</text:p>
      <text:p text:style-name="Code"><text:span text:style-name="T9"><text:s text:c="2"/></text:span>int value{};</text:p>
      <text:p text:style-name="Code"><text:span text:style-name="T9"><text:s text:c="2"/></text:span>if (in &gt;&gt; value)</text:p>
      <text:p text:style-name="Code"><text:span text:style-name="T9"><text:s text:c="4"/></text:span>return new int{value};</text:p>
      <text:p text:style-name="Code"><text:span text:style-name="T9"><text:s text:c="2"/></text:span>else</text:p>
      <text:p text:style-name="Code"><text:span text:style-name="T9"><text:s text:c="4"/></text:span>return nullptr;</text:p>
      <text:p text:style-name="Code">}</text:p>
      <text:p text:style-name="Code">
    <text:soft-page-break/>
   </text:p>
      <text:p text:style-name="Code">int divide(int x, int y)</text:p>
      <text:p text:style-name="Code">{</text:p>
      <text:p text:style-name="Code"><text:span text:style-name="T9"><text:s text:c="2"/></text:span>return x / y;</text:p>
      <text:p text:style-name="Code">}</text:p>
      <text:p text:style-name="Code"/>
      <text:p text:style-name="Code">int main()</text:p>
      <text:p text:style-name="Code">{</text:p>
      <text:p text:style-name="Code"><text:span text:style-name="T9"><text:s text:c="2"/></text:span>std::cout &lt;&lt; "Enter pairs of numbers, and I will divide them.\n";</text:p>
      <text:p text:style-name="Code"><text:span text:style-name="T9"><text:s text:c="2"/></text:span>std::string line{};</text:p>
      <text:p text:style-name="Code"><text:span text:style-name="T9"><text:s text:c="2"/></text:span>while(std::getline(std::cin, line))</text:p>
      <text:p text:style-name="Code"><text:span text:style-name="T9"><text:s text:c="2"/></text:span>{</text:p>
      <text:p text:style-name="Code"><text:span text:style-name="T9"><text:s text:c="4"/></text:span>std::istringstream input{line};</text:p>
      <text:p text:style-name="Code"><text:span text:style-name="T9"><text:s text:c="4"/></text:span>if (int* x{read(input)})</text:p>
      <text:p text:style-name="Code"><text:span text:style-name="T9"><text:s text:c="4"/></text:span>{</text:p>
      <text:p text:style-name="Code"><text:span text:style-name="T9"><text:s text:c="6"/></text:span>if (int* y{read(input)})</text:p>
      <text:p text:style-name="Code"><text:span text:style-name="T9"><text:s text:c="6"/></text:span>{</text:p>
      <text:p text:style-name="Code"><text:span text:style-name="T9"><text:s text:c="8"/></text:span>std::cout &lt;&lt; divide(*x, *y) &lt;&lt; '\n';</text:p>
      <text:p text:style-name="Code"><text:span text:style-name="T9"><text:s text:c="8"/></text:span>delete y;</text:p>
      <text:p text:style-name="Code"><text:span text:style-name="T9"><text:s text:c="6"/></text:span>}</text:p>
      <text:p text:style-name="Code"><text:span text:style-name="T9"><text:s text:c="6"/></text:span>delete x;</text:p>
      <text:p text:style-name="Code"><text:span text:style-name="T9"><text:s text:c="4"/></text:span>}</text:p>
      <text:p text:style-name="Code"><text:span text:style-name="T9"><text:s text:c="2"/></text:span>}</text:p>
      <text:p text:style-name="Code">}</text:p>
      <text:p text:style-name="P5">Well, that’s a little better, but only a little. Let’s make the problem more interesting by adding some exceptions.</text:p>
      <text:h text:style-name="Heading_20_1" text:outline-level="1">Exceptions and Dynamic Memory</text:h>
      <text:p text:style-name="Body_20_Text_20_First">Exceptions can be a significant factor for memory errors. You may write a function that carefully matches every <text:span text:style-name="Code_20_Inline">new</text:span> with a corresponding <text:span text:style-name="Code_20_Inline">delete</text:span>, but an exception thrown in the middle of the function will cause that oh-so-carefully-written function to fail, and the program forgets all about that dynamically allocated memory.</text:p>
      <text:p text:style-name="Text_20_body">
    <text:span text:style-name="T1">Any time you use a </text:span>
    <text:span text:style-name="Code_20_Inline">
     <text:span text:style-name="T1">new</text:span>
    </text:span>
    <text:span text:style-name="T1"> expression, you must be aware of places in your program that may throw an exception. You must have a plan for how to manage the exception to ensure that you don’t lose track of the dynamically allocated memory and that the pointer always holds a valid address. Many places can throw exceptions, including </text:span>
    <text:span text:style-name="Code_20_Inline">
     <text:span text:style-name="T1">new</text:span>
    </text:span>
    <text:span text:style-name="T1"> expressions, any I/O statement (if the appropriate exception mask bit is set, as explained in Exploration 45), and a number of other library calls.</text:span>
   </text:p>
      <text:p text:style-name="P5">To see an example of how exceptions can cause problems, read the program in Listing 61-3.</text:p>
      <text:p text:style-name="Code_20_Caption"><text:span text:style-name="T8">Listing 61-3.</text:span> Demonstrating Issues with Exceptions and Dynamic Memory</text:p>
      <text:p text:style-name="Code">#include &lt;iostream&gt;</text:p>
      <text:p text:style-name="Code">#include &lt;sstream&gt;</text:p>
      <text:p text:style-name="Code">#include &lt;stdexcept&gt;</text:p>
      <text:p text:style-name="Code">#include &lt;string&gt;</text:p>
      <text:p text:style-name="Code"/>
      <text:p text:style-name="Code">int* read(std::istream&amp; in)</text:p>
      <text:p text:style-name="Code">{</text:p>
      <text:p text:style-name="Code"><text:soft-page-break/><text:span text:style-name="T9"><text:s text:c="2"/></text:span>int value{};</text:p>
      <text:p text:style-name="Code"><text:span text:style-name="T9"><text:s text:c="2"/></text:span>if (in &gt;&gt; value)</text:p>
      <text:p text:style-name="Code"><text:span text:style-name="T9"><text:s text:c="4"/></text:span>return new int{value};</text:p>
      <text:p text:style-name="Code"><text:span text:style-name="T9"><text:s text:c="2"/></text:span>else</text:p>
      <text:p text:style-name="Code"><text:span text:style-name="T9"><text:s text:c="4"/></text:span>return nullptr;</text:p>
      <text:p text:style-name="Code">}</text:p>
      <text:p text:style-name="Code"/>
      <text:p text:style-name="Code">int divide(int x, int y)</text:p>
      <text:p text:style-name="Code">{</text:p>
      <text:p text:style-name="Code"><text:span text:style-name="T9"><text:s text:c="2"/></text:span>if (y == 0)</text:p>
      <text:p text:style-name="Code"><text:span text:style-name="T9"><text:s text:c="4"/></text:span>throw std::runtime_error{"integer divide by zero"};</text:p>
      <text:p text:style-name="Code"><text:span text:style-name="T9"><text:s text:c="2"/></text:span>else if (x &lt; y)</text:p>
      <text:p text:style-name="Code"><text:span text:style-name="T9"><text:s text:c="4"/></text:span>throw std::underflow_error{"result is less than 1"};</text:p>
      <text:p text:style-name="Code"><text:span text:style-name="T9"><text:s text:c="2"/></text:span>else</text:p>
      <text:p text:style-name="Code"><text:span text:style-name="T9"><text:s text:c="4"/></text:span>return x / y;</text:p>
      <text:p text:style-name="Code">}</text:p>
      <text:p text:style-name="Code"/>
      <text:p text:style-name="Code">int main()</text:p>
      <text:p text:style-name="Code">{</text:p>
      <text:p text:style-name="Code"><text:span text:style-name="T9"><text:s text:c="2"/></text:span>std::cout &lt;&lt; "Enter pairs of numbers, and I will divide them.\n";</text:p>
      <text:p text:style-name="Code"><text:span text:style-name="T9"><text:s text:c="2"/></text:span>std::string line{};</text:p>
      <text:p text:style-name="Code"><text:span text:style-name="T9"><text:s text:c="2"/></text:span>while(std::getline(std::cin, line))</text:p>
      <text:p text:style-name="Code"><text:span text:style-name="T9"><text:s text:c="4"/></text:span>try</text:p>
      <text:p text:style-name="Code"><text:span text:style-name="T9"><text:s text:c="4"/></text:span>{</text:p>
      <text:p text:style-name="Code"><text:span text:style-name="T9"><text:s text:c="6"/></text:span>std::istringstream input{line};</text:p>
      <text:p text:style-name="Code"><text:span text:style-name="T9"><text:s text:c="6"/></text:span>if (int* x{read(input)})</text:p>
      <text:p text:style-name="Code"><text:span text:style-name="T9"><text:s text:c="6"/></text:span>{</text:p>
      <text:p text:style-name="Code"><text:span text:style-name="T9"><text:s text:c="8"/></text:span>if (int* y{read(input)})</text:p>
      <text:p text:style-name="Code"><text:span text:style-name="T9"><text:s text:c="8"/></text:span>{</text:p>
      <text:p text:style-name="Code"><text:span text:style-name="T9"><text:s text:c="10"/></text:span>std::cout &lt;&lt; divide(*x, *y) &lt;&lt; '\n';</text:p>
      <text:p text:style-name="Code"><text:span text:style-name="T9"><text:s text:c="10"/></text:span>delete y;</text:p>
      <text:p text:style-name="Code"><text:span text:style-name="T9"><text:s text:c="8"/></text:span>}</text:p>
      <text:p text:style-name="Code"><text:span text:style-name="T9"><text:s text:c="8"/></text:span>delete x;</text:p>
      <text:p text:style-name="Code"><text:span text:style-name="T9"><text:s text:c="6"/></text:span>}</text:p>
      <text:p text:style-name="Code"><text:span text:style-name="T9"><text:s text:c="4"/></text:span>} catch (std::exception const&amp; ex) {</text:p>
      <text:p text:style-name="Code"><text:span text:style-name="T9"><text:s text:c="6"/></text:span>std::cout &lt;&lt; ex.what() &lt;&lt; '\n';</text:p>
      <text:p text:style-name="Code"><text:span text:style-name="T9"><text:s text:c="4"/></text:span>}</text:p>
      <text:p text:style-name="Code">}</text:p>
      <text:p text:style-name="Text_20_body">
    <text:span text:style-name="Strong_20_Emphasis">
     <text:span text:style-name="T1">Now what’s wrong with this program?</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1">The program leaks memory when the </text:span>
    <text:span text:style-name="Code_20_Inline">
     <text:span text:style-name="T1">divide</text:span>
    </text:span>
    <text:span text:style-name="T1"> function throws an exception. In this case, the problem is easy to see, but in a more complicated program, it can be harder to identify. Looking at the input loop, it seems that every allocation is properly paired with a </text:span>
    <text:span text:style-name="Code_20_Inline">
     <text:span text:style-name="T1">delete</text:span>
    </text:span>
    <text:span text:style-name="T1"> expression. But in a more complicated program, the source of exceptions and the </text:span>
    <text:span text:style-name="Code_20_Inline">
     <text:span text:style-name="T1">try</text:span>
    </text:span>
    <text:span text:style-name="T1">-</text:span>
    <text:span text:style-name="Code_20_Inline">
     <text:span text:style-name="T1">catch</text:span>
    </text:span>
    <text:span text:style-name="T1"> statement may be far apart and unrelated to the input loop.</text:span>
   </text:p>
      <text:p text:style-name="P5"><text:soft-page-break/>Ideally, you should be able to manage memory without knowing about exceptions. Fortunately, you can—at least to a certain degree.</text:p>
      <text:h text:style-name="Heading_20_1" text:outline-level="1">Automatically Deleting Pointers</text:h>
      <text:p text:style-name="Body_20_Text_20_First">Keeping track of allocated memory can be tricky, so you should accept any help that C++ can offer. One class template that can help a lot is <text:span text:style-name="Code_20_Inline">std::unique_ptr&lt;&gt;</text:span> (defined in the <text:span text:style-name="Code_20_Inline">&lt;memory&gt;</text:span> header). This template wraps a pointer so that when the <text:span text:style-name="Code_20_Inline">unique_ptr</text:span> object goes out of scope, it automatically deletes the pointer it wraps. The template also guarantees that exactly one <text:span text:style-name="Code_20_Inline">unique_ptr</text:span> object owns a particular pointer. Thus, when you assign one <text:span text:style-name="Code_20_Inline">unique_ptr</text:span> to another, you know exactly which <text:span text:style-name="Code_20_Inline">unique_ptr</text:span> (the target of the assignment) owns the pointer and has responsibility for freeing it. You can assign <text:span text:style-name="Code_20_Inline">unique_ptr</text:span> objects, pass them to functions, and return them from functions; in all cases, ownership passes from one <text:span text:style-name="Code_20_Inline">unique_ptr</text:span> object to another. Like children playing the game of Hot Potato, whoever is left holding the pointer or potato in the end is the loser and must delete the pointer.</text:p>
      <text:p text:style-name="Text_20_body">
    <text:span text:style-name="T1">The </text:span>
    <text:span text:style-name="Code_20_Inline">
     <text:span text:style-name="T1">unique_ptr</text:span>
    </text:span>
    <text:span text:style-name="T1"> template is particularly helpful when a program throws an exception. When C++ handles the exception, it unwinds the stack and destroys local variables along the way. This means it will destroy local </text:span>
    <text:span text:style-name="Code_20_Inline">
     <text:span text:style-name="T1">unique_ptr</text:span>
    </text:span>
    <text:span text:style-name="T1"> objects in those unwound stack frames, which will delete their pointers. Without </text:span>
    <text:span text:style-name="Code_20_Inline">
     <text:span text:style-name="T1">unique_ptr</text:span>
    </text:span>
    <text:span text:style-name="T1">, you may get a memory leak.</text:span>
   </text:p>
      <text:p text:style-name="Text_20_body">
    <text:span text:style-name="T1">Thus, a common idiom is to use </text:span>
    <text:span text:style-name="Code_20_Inline">
     <text:span text:style-name="T1">unique_ptr&lt;&gt;</text:span>
    </text:span>
    <text:span text:style-name="T1"> for local variables of pointer type, as well as for data members of pointer type. Equally viable, but less common, is for function parameters and return types to be </text:span>
    <text:span text:style-name="Code_20_Inline">
     <text:span text:style-name="T1">unique_ptr</text:span>
    </text:span>
    <text:span text:style-name="T1">. Return a </text:span>
    <text:span text:style-name="Code_20_Inline">
     <text:span text:style-name="T1">unique_ptr</text:span>
    </text:span>
    <text:span text:style-name="T1"> normally, but a function parameter must be declared as an rvalue reference and the caller must move the pointer to the function, as illustrated in Listing 61-4.</text:span>
   </text:p>
      <text:p text:style-name="Code_20_Caption"><text:span text:style-name="T8">Listing 61-4.</text:span> Using the <text:span text:style-name="Code_20_Inline">unique</text:span><text:span text:style-name="Code_20_Inline"><text:span text:style-name="T14">_ptr</text:span></text:span> Class Template</text:p>
      <text:p text:style-name="Code">#include &lt;iostream&gt;</text:p>
      <text:p text:style-name="Code">#include &lt;memory&gt;</text:p>
      <text:p text:style-name="Code"/>
      <text:p text:style-name="Code">class see_me</text:p>
      <text:p text:style-name="Code">{</text:p>
      <text:p text:style-name="Code">public:</text:p>
      <text:p text:style-name="Code"><text:span text:style-name="T9"><text:s text:c="2"/></text:span>see_me(int x) : x_{x} { std::cout &lt;&lt; <text:s/>"see_me(" &lt;&lt; x_ &lt;&lt; ")\n"; }</text:p>
      <text:p text:style-name="Code"><text:span text:style-name="T9"><text:s text:c="2"/></text:span>~see_me() <text:s text:c="12"/>{ std::cout &lt;&lt; "~see_me(" &lt;&lt; x_ &lt;&lt; ")\n"; }</text:p>
      <text:p text:style-name="Code"><text:span text:style-name="T9"><text:s text:c="2"/></text:span>int value() const <text:s text:c="4"/>{ return x_; }</text:p>
      <text:p text:style-name="Code">private:</text:p>
      <text:p text:style-name="Code"><text:span text:style-name="T9"><text:s text:c="2"/></text:span>int x_;</text:p>
      <text:p text:style-name="Code">};</text:p>
      <text:p text:style-name="Code"/>
      <text:p text:style-name="Code">std::<text:span text:style-name="Code_20_Inline">unique</text:span>_ptr&lt;see_me&gt; nothing(std::<text:span text:style-name="Code_20_Inline">unique</text:span>_ptr&lt;see_me&gt;&amp;&amp; arg)</text:p>
      <text:p text:style-name="Code">{</text:p>
      <text:p text:style-name="Code"><text:span text:style-name="T9"><text:s text:c="2"/></text:span>return std::move(arg);</text:p>
      <text:p text:style-name="Code">}</text:p>
      <text:p text:style-name="Code"/>
      <text:p text:style-name="Code">template&lt;class T&gt;</text:p>
      <text:p text:style-name="Code">std::<text:span text:style-name="Code_20_Inline">unique</text:span>_ptr&lt;T&gt; make(int x)</text:p>
      <text:p text:style-name="Code">{</text:p>
      <text:p text:style-name="Code"><text:span text:style-name="T9"><text:s text:c="2"/></text:span>return std::<text:span text:style-name="Code_20_Inline">unique</text:span>_ptr&lt;T&gt;{new T{x}};</text:p>
      <text:p text:style-name="Code">}</text:p>
      <text:p text:style-name="Code"/>
      <text:p text:style-name="Code">int main()</text:p>
      <text:p text:style-name="Code"><text:soft-page-break/>{</text:p>
      <text:p text:style-name="Code"><text:span text:style-name="T9"><text:s text:c="2"/></text:span>std::cout &lt;&lt; "program begin...\n";</text:p>
      <text:p text:style-name="Code"><text:span text:style-name="T9"><text:s text:c="2"/></text:span>std::<text:span text:style-name="Code_20_Inline">unique</text:span>_ptr&lt;see_me&gt; sm{make&lt;see_me&gt;(42)};</text:p>
      <text:p text:style-name="Code"><text:span text:style-name="T9"><text:s text:c="2"/></text:span>std::<text:span text:style-name="Code_20_Inline">unique</text:span>_ptr&lt;see_me&gt; other;</text:p>
      <text:p text:style-name="Code"><text:span text:style-name="T9"><text:s text:c="2"/></text:span>other = nothing(std::move(sm));</text:p>
      <text:p text:style-name="Code"><text:span text:style-name="T9"><text:s text:c="2"/></text:span>if (sm.get() == nullptr)</text:p>
      <text:p text:style-name="Code"><text:span text:style-name="T9"><text:s text:c="4"/></text:span>std::cout &lt;&lt; "sm is null, having lost ownership of its pointer\n";</text:p>
      <text:p text:style-name="Code"><text:span text:style-name="T9"><text:s text:c="2"/></text:span>if (other.get() != nullptr)</text:p>
      <text:p text:style-name="Code"><text:span text:style-name="T9"><text:s text:c="4"/></text:span>std::cout &lt;&lt; "other now has ownership of the int, " &lt;&lt;</text:p>
      <text:p text:style-name="Code"><text:span text:style-name="T9"><text:s text:c="17"/></text:span>other-&gt;value() &lt;&lt; '\n';</text:p>
      <text:p text:style-name="Code"><text:span text:style-name="T9"><text:s text:c="2"/></text:span>std::cout &lt;&lt; "program ends...\n";</text:p>
      <text:p text:style-name="Code">}</text:p>
      <text:p text:style-name="Text_20_body">
    <text:span text:style-name="T1">As you can see, the </text:span>
    <text:span text:style-name="Code_20_Inline">
     <text:span text:style-name="T1">get()</text:span>
    </text:span>
    <text:span text:style-name="T1"> member function returns the raw pointer value, which you can use to test the pointer or pass to functions that do not expect to gain ownership of the pointer. You can assign a new </text:span>
    <text:span text:style-name="Code_20_Inline">
     <text:span text:style-name="T1">unique_ptr</text:span>
    </text:span>
    <text:span text:style-name="T1"> value, which causes the target of the assignment to delete its old value and take ownership of the new pointer. Dereference the </text:span>
    <text:span text:style-name="Code_20_Inline">
     <text:span text:style-name="T1">unique_ptr</text:span>
    </text:span>
    <text:span text:style-name="T1"> pointer with </text:span>
    <text:span text:style-name="Code_20_Inline">
     <text:span text:style-name="T1">*</text:span>
    </text:span>
    <text:span text:style-name="T1">, or use </text:span>
    <text:span text:style-name="Code_20_Inline">
     <text:span text:style-name="T1">-&gt;</text:span>
    </text:span>
    <text:span text:style-name="T1"> to access members, the same way you would with an ordinary pointer.</text:span>
   </text:p>
      <text:p text:style-name="Text_20_body">
    <text:span text:style-name="Strong_20_Emphasis">
     <text:span text:style-name="T12">Use </text:span>
    </text:span>
    <text:span text:style-name="Code_20_Bold">
     <text:span text:style-name="T11">std::unique_ptr</text:span>
    </text:span>
    <text:span text:style-name="Strong_20_Emphasis">
     <text:span text:style-name="T12"> to fix the program in Listing 61-3</text:span>
    </text:span>
    <text:span text:style-name="Strong_20_Emphasis">
     <text:span text:style-name="T1">.</text:span>
    </text:span>
    <text:span text:style-name="T1"> Compare your repairs with mine, which are presented in Listing 61-5.</text:span>
   </text:p>
      <text:p text:style-name="Code_20_Caption"><text:span text:style-name="T8">Listing 61-5.</text:span> Fixing Memory Leaks</text:p>
      <text:p text:style-name="Code">#include &lt;iostream&gt;</text:p>
      <text:p text:style-name="Code">
    <text:span text:style-name="Code_20_Bold">
     <text:span text:style-name="T5">#include &lt;memory&gt;</text:span>
    </text:span>
   </text:p>
      <text:p text:style-name="Code">#include &lt;sstream&gt;</text:p>
      <text:p text:style-name="Code">#include &lt;stdexcept&gt;</text:p>
      <text:p text:style-name="Code">#include &lt;string&gt;</text:p>
      <text:p text:style-name="Code"/>
      <text:p text:style-name="Code">
    <text:span text:style-name="Code_20_Bold">
     <text:span text:style-name="T5">std::unique_ptr&lt;int&gt; read(std::istream&amp; in)</text:span>
    </text:span>
   </text:p>
      <text:p text:style-name="Code">{</text:p>
      <text:p text:style-name="Code"><text:span text:style-name="T9"><text:s text:c="2"/></text:span>int value;</text:p>
      <text:p text:style-name="Code"><text:span text:style-name="T9"><text:s text:c="2"/></text:span>if (in &gt;&gt; value)</text:p>
      <text:p text:style-name="Code">
    <text:span text:style-name="Code_20_Bold">
     <text:span text:style-name="T6">
      <text:s text:c="4"/>
     </text:span>
    </text:span>
    <text:span text:style-name="Code_20_Bold">
     <text:span text:style-name="T5">return std::unique_ptr&lt;int&gt;{new int{value}};</text:span>
    </text:span>
   </text:p>
      <text:p text:style-name="Code"><text:span text:style-name="T9"><text:s text:c="2"/></text:span>else</text:p>
      <text:p text:style-name="Code">
    <text:span text:style-name="Code_20_Bold">
     <text:span text:style-name="T6">
      <text:s text:c="4"/>
     </text:span>
    </text:span>
    <text:span text:style-name="Code_20_Bold">
     <text:span text:style-name="T5">return std::unique_ptr&lt;int&gt;{};</text:span>
    </text:span>
   </text:p>
      <text:p text:style-name="Code">}</text:p>
      <text:p text:style-name="Code"/>
      <text:p text:style-name="Code">int divide(int x, int y)</text:p>
      <text:p text:style-name="Code">{</text:p>
      <text:p text:style-name="Code"><text:span text:style-name="T9"><text:s text:c="2"/></text:span>if (y == 0)</text:p>
      <text:p text:style-name="Code"><text:span text:style-name="T9"><text:s text:c="4"/></text:span>throw std::runtime_error("integer divide by zero");</text:p>
      <text:p text:style-name="Code"><text:span text:style-name="T9"><text:s text:c="2"/></text:span>else if (x &lt; y)</text:p>
      <text:p text:style-name="Code"><text:span text:style-name="T9"><text:s text:c="4"/></text:span>throw std::underflow_error("result is less than 1");</text:p>
      <text:p text:style-name="Code"><text:span text:style-name="T9"><text:s text:c="2"/></text:span>else</text:p>
      <text:p text:style-name="Code"><text:span text:style-name="T9"><text:s text:c="4"/></text:span>return x / y;</text:p>
      <text:p text:style-name="Code">}</text:p>
      <text:p text:style-name="Code"/>
      <text:p text:style-name="Code">int main()</text:p>
      <text:p text:style-name="Code">{</text:p>
      <text:p text:style-name="Code"><text:span text:style-name="T9"><text:s text:c="2"/></text:span>std::cout &lt;&lt; "Enter pairs of numbers, and I will divide them.\n";</text:p>
      <text:p text:style-name="Code"><text:span text:style-name="T9"><text:s text:c="2"/></text:span>std::string line{};</text:p>
      <text:p text:style-name="Code"><text:span text:style-name="T9"><text:s text:c="2"/></text:span>while(std::getline(std::cin, line))</text:p>
      <text:p text:style-name="Code"><text:span text:style-name="T9"><text:s text:c="4"/></text:span>try</text:p>
      <text:p text:style-name="Code"><text:soft-page-break/><text:span text:style-name="T9"><text:s text:c="4"/></text:span>{</text:p>
      <text:p text:style-name="Code"><text:span text:style-name="T9"><text:s text:c="6"/></text:span>std::istringstream input{line};</text:p>
      <text:p text:style-name="Code">
    <text:span text:style-name="Code_20_Bold">
     <text:span text:style-name="T6">
      <text:s text:c="6"/>
     </text:span>
    </text:span>
    <text:span text:style-name="Code_20_Bold">
     <text:span text:style-name="T5">if (std::unique_ptr&lt;int&gt; x{read(input)})</text:span>
    </text:span>
   </text:p>
      <text:p text:style-name="Code"><text:span text:style-name="T9"><text:s text:c="6"/></text:span>{</text:p>
      <text:p text:style-name="Code">
    <text:span text:style-name="Code_20_Bold">
     <text:span text:style-name="T6">
      <text:s text:c="8"/>
     </text:span>
    </text:span>
    <text:span text:style-name="Code_20_Bold">
     <text:span text:style-name="T5">if (std::unique_ptr&lt;int&gt; y{read(input)})</text:span>
    </text:span>
   </text:p>
      <text:p text:style-name="Code"><text:span text:style-name="T9"><text:s text:c="10"/></text:span>std::cout &lt;&lt; divide(*x, *y) &lt;&lt; '\n';</text:p>
      <text:p text:style-name="Code"><text:span text:style-name="T9"><text:s text:c="6"/></text:span>}</text:p>
      <text:p text:style-name="Code"><text:span text:style-name="T9"><text:s text:c="4"/></text:span>} catch (std::exception const&amp; ex) {</text:p>
      <text:p text:style-name="Code"><text:span text:style-name="T9"><text:s text:c="6"/></text:span>std::cout &lt;&lt; ex.what() &lt;&lt; '\n';</text:p>
      <text:p text:style-name="Code"><text:span text:style-name="T9"><text:s text:c="4"/></text:span>}</text:p>
      <text:p text:style-name="Code">}</text:p>
      <text:p text:style-name="Text_20_body">
    <text:span text:style-name="T1">The changes are minimal, but they vastly increase the safety of this program. No matter what happens in the </text:span>
    <text:span text:style-name="Code_20_Inline">
     <text:span text:style-name="T1">divide</text:span>
    </text:span>
    <text:span text:style-name="T1"> function or elsewhere, this program does not leak any memory. You will learn more about </text:span>
    <text:span text:style-name="Code_20_Inline">
     <text:span text:style-name="T1">unique_ptr</text:span>
    </text:span>
    <text:span text:style-name="T1"> in Exploration 63.</text:span>
   </text:p>
      <text:h text:style-name="Heading_20_1" text:outline-level="1">Exceptions and Constructors</text:h>
      <text:p text:style-name="Body_20_Text_20_First">Even without <text:span text:style-name="Code_20_Inline">unique_ptr</text:span>, C++ guarantees one level of exception-safety when constructing an object: if a constructor throws an exception, the compiler automatically cleans up base-class portions of the incompletely constructed object. If some data members have been initialized successfully, they are destroyed in reverse order of creation, but uninitialized data members are left alone. The <text:span text:style-name="Code_20_Inline">new</text:span> expression never completes, so it never returns a pointer to an incomplete object. But a raw pointer data member has no destructor. The compiler does not automatically delete the memory, so any memory allocated for pointer-type data members will be stranded. Listing 61-6 demonstrates how constructors and exceptions interact.</text:p>
      <text:p text:style-name="Code_20_Caption"><text:span text:style-name="T8">Listing 61-6.</text:span> Demonstrating Constructors That Throw Exceptions</text:p>
      <text:p text:style-name="Code">#include &lt;iostream&gt;</text:p>
      <text:p text:style-name="Code"/>
      <text:p text:style-name="Code">class see_me</text:p>
      <text:p text:style-name="Code">{</text:p>
      <text:p text:style-name="Code">public:</text:p>
      <text:p text:style-name="Code"><text:span text:style-name="T9"><text:s text:c="2"/></text:span>see_me(int x) : x_{x} { std::cout &lt;&lt; <text:s/>"see_me(" &lt;&lt; x_ &lt;&lt; ")\n"; }</text:p>
      <text:p text:style-name="Code"><text:span text:style-name="T9"><text:s text:c="2"/></text:span>~see_me() <text:s text:c="12"/>{ std::cout &lt;&lt; "~see_me(" &lt;&lt; x_ &lt;&lt; ")\n"; }</text:p>
      <text:p text:style-name="Code">private:</text:p>
      <text:p text:style-name="Code"><text:span text:style-name="T9"><text:s text:c="2"/></text:span>int x_;</text:p>
      <text:p text:style-name="Code">};</text:p>
      <text:p text:style-name="Code"/>
      <text:p text:style-name="Code">class bomb : public see_me</text:p>
      <text:p text:style-name="Code">{</text:p>
      <text:p text:style-name="Code">public:</text:p>
      <text:p text:style-name="Code"><text:span text:style-name="T9"><text:s text:c="2"/></text:span>bomb() : see_me{1}, a_{new see_me{2}} { throw 0; }</text:p>
      <text:p text:style-name="Code"><text:span text:style-name="T9"><text:s text:c="2"/></text:span>~bomb() {</text:p>
      <text:p text:style-name="Code"><text:span text:style-name="T9"><text:s text:c="4"/></text:span>delete a_;</text:p>
      <text:p text:style-name="Code"><text:span text:style-name="T9"><text:s text:c="2"/></text:span>}</text:p>
      <text:p text:style-name="Code">private:</text:p>
      <text:p text:style-name="Code"><text:span text:style-name="T9"><text:s text:c="2"/></text:span>see_me *a_;</text:p>
      <text:p text:style-name="Code">};</text:p>
      <text:p text:style-name="Code"/>
      <text:p text:style-name="Code">int main()</text:p>
      <text:p text:style-name="Code">{</text:p>
      <text:p text:style-name="Code"><text:soft-page-break/><text:span text:style-name="T9"><text:s text:c="2"/></text:span>bomb *b{nullptr};</text:p>
      <text:p text:style-name="Code"><text:span text:style-name="T9"><text:s text:c="2"/></text:span>try {</text:p>
      <text:p text:style-name="Code"><text:span text:style-name="T9"><text:s text:c="4"/></text:span>b = new bomb;</text:p>
      <text:p text:style-name="Code"><text:span text:style-name="T9"><text:s text:c="2"/></text:span>} catch(int) {</text:p>
      <text:p text:style-name="Code"><text:span text:style-name="T9"><text:s text:c="4"/></text:span>if (b == nullptr)</text:p>
      <text:p text:style-name="Code"><text:span text:style-name="T9"><text:s text:c="6"/></text:span>std::cout &lt;&lt; "b is null\n";</text:p>
      <text:p text:style-name="Code"><text:span text:style-name="T9"><text:s text:c="2"/></text:span>}</text:p>
      <text:p text:style-name="Code">}</text:p>
      <text:p text:style-name="Text_20_body">
    <text:span text:style-name="Strong_20_Emphasis">
     <text:span text:style-name="T1">Predict the output from this program:</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1">Run the program. </text:span>
    <text:span text:style-name="Strong_20_Emphasis">
     <text:span text:style-name="T1">What is the actual output?</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Strong_20_Emphasis">
     <text:span text:style-name="T12">Explain your observations.</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oft-page-break/>
    <text:span text:style-name="T1">The </text:span>
    <text:span text:style-name="Code_20_Inline">
     <text:span text:style-name="T1">bomb</text:span>
    </text:span>
    <text:span text:style-name="T1"> class throws an exception in its constructor. It derives from </text:span>
    <text:span text:style-name="Code_20_Inline">
     <text:span text:style-name="T1">see_me</text:span>
    </text:span>
    <text:span text:style-name="T1"> and has an additional member of type pointer to </text:span>
    <text:span text:style-name="Code_20_Inline">
     <text:span text:style-name="T1">see_me</text:span>
    </text:span>
    <text:span text:style-name="T1">. The </text:span>
    <text:span text:style-name="Code_20_Inline">
     <text:span text:style-name="T1">see_me</text:span>
    </text:span>
    <text:span text:style-name="T1"> class lets you see the constructors and destructors, so you can see that the data member, </text:span>
    <text:span text:style-name="Code_20_Inline">
     <text:span text:style-name="T1">see_me(2)</text:span>
    </text:span>
    <text:span text:style-name="T1">, is constructed, but never destroyed, which indicates a memory leak. The </text:span>
    <text:span text:style-name="Code_20_Inline">
     <text:span text:style-name="T1">bomb</text:span>
    </text:span>
    <text:span text:style-name="T1"> destructor never runs because the </text:span>
    <text:span text:style-name="Code_20_Inline">
     <text:span text:style-name="T1">bomb</text:span>
    </text:span>
    <text:span text:style-name="T1"> constructor never finishes. Therefore, </text:span>
    <text:span text:style-name="Code_20_Inline">
     <text:span text:style-name="T1">a_</text:span>
    </text:span>
    <text:span text:style-name="T1"> is never cleaned up. On the other hand, </text:span>
    <text:span text:style-name="Code_20_Inline">
     <text:span text:style-name="T1">see_me(1)</text:span>
    </text:span>
    <text:span text:style-name="T1"> is cleaned up because the base class is automatically cleaned up if a derived-class constructor throws an exception.</text:span>
   </text:p>
      <text:p text:style-name="Text_20_body">
    <text:span text:style-name="T1">The </text:span>
    <text:span text:style-name="Code_20_Inline">
     <text:span text:style-name="T1">main()</text:span>
    </text:span>
    <text:span text:style-name="T1"> function catches the exception and recognizes that the </text:span>
    <text:span text:style-name="Code_20_Inline">
     <text:span text:style-name="T1">b</text:span>
    </text:span>
    <text:span text:style-name="T1"> variable was never assigned. Thus, there’s nothing for the </text:span>
    <text:span text:style-name="Code_20_Inline">
     <text:span text:style-name="T1">main()</text:span>
    </text:span>
    <text:span text:style-name="T1"> function to clean up.</text:span>
   </text:p>
      <text:p text:style-name="Text_20_body">
    <text:span text:style-name="T1">What happens if you were to use </text:span>
    <text:span text:style-name="Code_20_Inline">
     <text:span text:style-name="T1">unique_ptr</text:span>
    </text:span>
    <text:span text:style-name="T1"> in the </text:span>
    <text:span text:style-name="Code_20_Inline">
     <text:span text:style-name="T1">bomb</text:span>
    </text:span>
    <text:span text:style-name="T1"> class? </text:span>
    <text:span text:style-name="Strong_20_Emphasis">
     <text:span text:style-name="T12">Try and see. What happens?</text:span>
    </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5">Listing 61-7 shows the new program.</text:p>
      <text:p text:style-name="Code_20_Caption"><text:span text:style-name="T8">Listing 61-7.</text:span> Using <text:span text:style-name="Code_20_Inline"><text:span text:style-name="T14">unique_ptr</text:span></text:span> in <text:span text:style-name="Code_20_Inline"><text:span text:style-name="T14">bomb</text:span></text:span></text:p>
      <text:p text:style-name="Code">#include &lt;iostream&gt;</text:p>
      <text:p text:style-name="Code">
    <text:span text:style-name="Code_20_Bold">
     <text:span text:style-name="T5">#include &lt;memory&gt;</text:span>
    </text:span>
   </text:p>
      <text:p text:style-name="Code"/>
      <text:p text:style-name="Code">class see_me</text:p>
      <text:p text:style-name="Code">{</text:p>
      <text:p text:style-name="Code">public:</text:p>
      <text:p text:style-name="Code"><text:span text:style-name="T9"><text:s text:c="2"/></text:span>see_me(int x) : x_{x} { std::cout &lt;&lt; <text:s/>"see_me(" &lt;&lt; x_ &lt;&lt; ")\n"; }</text:p>
      <text:p text:style-name="Code"><text:span text:style-name="T9"><text:s text:c="2"/></text:span>~see_me() <text:s text:c="12"/>{ std::cout &lt;&lt; "~see_me(" &lt;&lt; x_ &lt;&lt; ")\n"; }</text:p>
      <text:p text:style-name="Code">private:</text:p>
      <text:p text:style-name="Code"><text:span text:style-name="T9"><text:s text:c="2"/></text:span>int x_;</text:p>
      <text:p text:style-name="Code">};</text:p>
      <text:p text:style-name="Code"/>
      <text:p text:style-name="Code">class bomb : public see_me</text:p>
      <text:p text:style-name="Code">{</text:p>
      <text:p text:style-name="Code">public:</text:p>
      <text:p text:style-name="Code"><text:span text:style-name="T9"><text:s text:c="2"/></text:span>bomb() : see_me{1}, a_{new see_me{2}} { throw 0; }</text:p>
      <text:p text:style-name="Code">
    <text:span text:style-name="Code_20_Bold">
     <text:span text:style-name="T6">
      <text:s text:c="2"/>
     </text:span>
    </text:span>
    <text:span text:style-name="Code_20_Bold">
     <text:span text:style-name="T5">~bomb() {}</text:span>
    </text:span>
   </text:p>
      <text:p text:style-name="Code">private:</text:p>
      <text:p text:style-name="Code">
    <text:span text:style-name="Code_20_Bold">
     <text:span text:style-name="T6">
      <text:s text:c="2"/>
     </text:span>
    </text:span>
    <text:span text:style-name="Code_20_Bold">
     <text:span text:style-name="T5">std::unique_ptr&lt;see_me&gt; a_;</text:span>
    </text:span>
   </text:p>
      <text:p text:style-name="Code">};</text:p>
      <text:p text:style-name="Code"/>
      <text:p text:style-name="Code">int main()</text:p>
      <text:p text:style-name="Code">{</text:p>
      <text:p text:style-name="Code"><text:span text:style-name="T9"><text:s text:c="2"/></text:span>bomb *b{nullptr};</text:p>
      <text:p text:style-name="Code"><text:span text:style-name="T9"><text:s text:c="2"/></text:span>try {</text:p>
      <text:p text:style-name="Code"><text:span text:style-name="T9"><text:s text:c="4"/></text:span>b = new bomb;</text:p>
      <text:p text:style-name="Code"><text:span text:style-name="T9"><text:s text:c="2"/></text:span>} catch(int) {</text:p>
      <text:p text:style-name="Code"><text:span text:style-name="T9"><text:s text:c="4"/></text:span>if (b == nullptr)</text:p>
      <text:p text:style-name="Code"><text:span text:style-name="T9"><text:s text:c="6"/></text:span>std::cout &lt;&lt; "b is null\n";</text:p>
      <text:p text:style-name="Code"><text:span text:style-name="T9"><text:s text:c="2"/></text:span>}</text:p>
      <text:p text:style-name="Code"><text:soft-page-break/>}</text:p>
      <text:p text:style-name="Text_20_body">
    <text:span text:style-name="T1">Notice that all the </text:span>
    <text:span text:style-name="Code_20_Inline">
     <text:span text:style-name="T1">see_me</text:span>
    </text:span>
    <text:span text:style-name="T1"> objects are now properly destroyed. Even though the constructor does not finish before throwing an exception, any data members that have been constructed will be destroyed. Thus, </text:span>
    <text:span text:style-name="Code_20_Inline">
     <text:span text:style-name="T1">unique_ptr</text:span>
    </text:span>
    <text:span text:style-name="T1"> objects are cleaned up. Ta da! Mission accomplished!</text:span>
   </text:p>
      <text:p text:style-name="Text_20_body">
    <text:span text:style-name="T1">Or is it? Even with </text:span>
    <text:span text:style-name="Code_20_Inline">
     <text:span text:style-name="T1">unique_ptr</text:span>
    </text:span>
    <text:span text:style-name="T1">, you must still be cautious. Consider the program in <text:line-break/>Listing 61-8.</text:span>
   </text:p>
      <text:p text:style-name="Code_20_Caption"><text:span text:style-name="T8">Listing 61-8.</text:span> Mystery Program That Uses <text:span text:style-name="Code_20_Inline">unique</text:span><text:span text:style-name="Code_20_Inline"><text:span text:style-name="T14">_ptr</text:span></text:span></text:p>
      <text:p text:style-name="Code">#include &lt;iostream&gt;</text:p>
      <text:p text:style-name="Code">#include &lt;memory&gt;</text:p>
      <text:p text:style-name="Code"/>
      <text:p text:style-name="Code">class mystery</text:p>
      <text:p text:style-name="Code">{</text:p>
      <text:p text:style-name="Code">public:</text:p>
      <text:p text:style-name="Code"><text:span text:style-name="T9"><text:s text:c="2"/></text:span>mystery() {}</text:p>
      <text:p text:style-name="Code"><text:span text:style-name="T9"><text:s text:c="2"/></text:span>mystery(mystery const&amp;) { throw "oops"; }</text:p>
      <text:p text:style-name="Code">};</text:p>
      <text:p text:style-name="Code"/>
      <text:p text:style-name="Code">class demo</text:p>
      <text:p text:style-name="Code">{</text:p>
      <text:p text:style-name="Code">public:</text:p>
      <text:p text:style-name="Code"><text:span text:style-name="T9"><text:s text:c="2"/></text:span>demo(int* x, mystery m, int* y) : x_{x}, m_{m}, y_{y} {}</text:p>
      <text:p text:style-name="Code"><text:span text:style-name="T9"><text:s text:c="2"/></text:span>demo(demo const&amp;) = delete;</text:p>
      <text:p text:style-name="Code"><text:span text:style-name="T9"><text:s text:c="2"/></text:span>demo&amp; operator=(demo const&amp;) = delete;</text:p>
      <text:p text:style-name="Code"><text:span text:style-name="T9"><text:s text:c="2"/></text:span>int x() const { return *x_; }</text:p>
      <text:p text:style-name="Code"><text:span text:style-name="T9"><text:s text:c="2"/></text:span>int y() const { return *y_; }</text:p>
      <text:p text:style-name="Code">private:</text:p>
      <text:p text:style-name="Code"><text:span text:style-name="T9"><text:s text:c="2"/></text:span>std::<text:span text:style-name="Code_20_Inline">unique</text:span>_ptr&lt;int&gt; x_;</text:p>
      <text:p text:style-name="Code"><text:span text:style-name="T9"><text:s text:c="2"/></text:span>mystery <text:s text:c="11"/>m_;</text:p>
      <text:p text:style-name="Code"><text:span text:style-name="T9"><text:s text:c="2"/></text:span>std::<text:span text:style-name="Code_20_Inline">unique</text:span>_ptr&lt;int&gt; y_;</text:p>
      <text:p text:style-name="Code">};</text:p>
      <text:p text:style-name="Code"/>
      <text:p text:style-name="Code">int main()</text:p>
      <text:p text:style-name="Code">{</text:p>
      <text:p text:style-name="Code"><text:span text:style-name="T9"><text:s text:c="2"/></text:span>demo d{new int{42}, mystery{}, new int{24}};</text:p>
      <text:p text:style-name="Code"><text:span text:style-name="T9"><text:s text:c="2"/></text:span>std::cout &lt;&lt; d.x() &lt;&lt; d.y() &lt;&lt; '\n';</text:p>
      <text:p text:style-name="Code">}</text:p>
      <text:p text:style-name="P5">What’s wrong with this program?</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1">To help you understand what the program does, use a </text:span>
    <text:span text:style-name="Code_20_Inline">
     <text:span text:style-name="T1">see_me</text:span>
    </text:span>
    <text:span text:style-name="T1"> object instead of </text:span>
    <text:span text:style-name="Code_20_Inline">
     <text:span text:style-name="T1">int</text:span>
    </text:span>
    <text:span text:style-name="T1">. Does that help you understand?</text:span>
   </text:p>
      <text:p text:style-name="Text_20_body">
    <text:soft-page-break/>
    <text:span text:style-name="T1">The </text:span>
    <text:span text:style-name="Code_20_Inline">
     <text:span text:style-name="T1">demo</text:span>
    </text:span>
    <text:span text:style-name="T1"> class uses </text:span>
    <text:span text:style-name="Code_20_Inline">
     <text:span text:style-name="T1">unique_ptr</text:span>
    </text:span>
    <text:span text:style-name="T1"> to ensure proper lifetime management of its pointers. It deletes its copy constructor and copy assignment operator to avoid any problems they may cause.</text:span>
   </text:p>
      <text:p text:style-name="Text_20_body">
    <text:span text:style-name="T1">The problem is the basic design of the </text:span>
    <text:span text:style-name="Code_20_Inline">
     <text:span text:style-name="T1">demo</text:span>
    </text:span>
    <text:span text:style-name="T1"> constructor. By taking two pointer arguments, it opens the possibility of losing track of these pointers before it can safely tuck them away in their </text:span>
    <text:span text:style-name="Code_20_Inline">
     <text:span text:style-name="T1">unique_ptr</text:span>
    </text:span>
    <text:span text:style-name="T1"> wrappers. The </text:span>
    <text:span text:style-name="Code_20_Inline">
     <text:span text:style-name="T1">mystery</text:span>
    </text:span>
    <text:span text:style-name="T1"> class forces an exception, but in a real program, unexpected exceptions can arise from a variety of less explicit sources.</text:span>
   </text:p>
      <text:p text:style-name="Text_20_body">
    <text:span text:style-name="T1">The simplest solution is to force the caller to use </text:span>
    <text:span text:style-name="Code_20_Inline">
     <text:span text:style-name="T1">unique_ptr</text:span>
    </text:span>
    <text:span text:style-name="T1"> by changing the </text:span>
    <text:span text:style-name="Code_20_Inline">
     <text:span text:style-name="T1">demo</text:span>
    </text:span>
    <text:span text:style-name="T1"> constructor, as demonstrated in the following:</text:span>
   </text:p>
      <text:p text:style-name="Code">demo(std::<text:span text:style-name="Code_20_Inline">unique</text:span>_ptr&lt;int&gt;&amp;&amp; x, mystery m, std::<text:span text:style-name="Code_20_Inline">unique</text:span>_ptr&lt;int&gt;&amp;&amp; y)</text:p>
      <text:p text:style-name="Code">: x_{std::move(x)}, m_{m}, y_{std::move(y)}</text:p>
      <text:p text:style-name="Code">{}</text:p>
      <text:p text:style-name="Text_20_body">
    <text:span text:style-name="T1">The </text:span>
    <text:span text:style-name="Code_20_Inline">
     <text:span text:style-name="T1">unique_ptr</text:span>
    </text:span>
    <text:span text:style-name="T1"> class would have simplified much of the messiness of dealing with pointers back in Exploration 59, but if you learned about </text:span>
    <text:span text:style-name="Code_20_Inline">
     <text:span text:style-name="T1">unique_ptr</text:span>
    </text:span>
    <text:span text:style-name="T1"> first, you wouldn’t be able to fully appreciate all that it does for you. It has even more magic to help you, and Exploration 63 will take a closer look at </text:span>
    <text:span text:style-name="Code_20_Inline">
     <text:span text:style-name="T1">unique_ptr</text:span>
    </text:span>
    <text:span text:style-name="T1"> and some of its friends. But first, let’s take a side trip and discover the close connection between old-fashioned, C-style arrays and pointers.</text:span>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Utopia-Regular" svg:font-family="Utopia-Regular, 'MS P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Unnumbered_20_First" style:display-name="Unnumbered First" style:family="paragraph" style:parent-style-name="Standard">
      <style:paragraph-properties fo:margin-left="0.25in" fo:margin-right="0in" fo:margin-top="0.0972in" fo:margin-bottom="0.0693in" style:contextual-spacing="false" style:line-height-at-least="0.1665in" fo:orphans="0" fo:widows="0" fo:hyphenation-ladder-count="no-limit" fo:text-indent="0in" style:auto-text-indent="false" style:vertical-align="middle">
        <style:tab-stops>
          <style:tab-stop style:position="0.6665in"/>
        </style:tab-stops>
      </style:paragraph-properties>
      <style:text-properties fo:color="#000000" style:font-name="Utopia-Regular" fo:font-size="9pt" style:letter-kerning="true" style:font-size-asian="9pt" style:font-name-complex="Utopia-Regular" style:font-size-complex="9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203f48"/>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61 </text:span>
     <text:span text:style-name="MT2"></text:span>
     <text:span text:style-name="MT3"> Exception-Safety</text:span>
    </text:p>
      </style:header>
      <style:header-left style:display="false">
        <text:p text:style-name="Header">
     <text:span text:style-name="MT3">CHAPTER 61 </text:span>
     <text:span text:style-name="MT2"></text:span>
     <text:span text:style-name="MT3"> Exception-Safety</text:span>
    </text:p>
      </style:header-left>
      <style:footer>
        <text:p text:style-name="MP2">
     <text:page-number text:select-page="current">11</text:page-number>
    </text:p>
      </style:footer>
      <style:footer-left style:display="false">
        <text:p text:style-name="Footer">
     <text:page-number text:select-page="current">10</text:page-number>
    </text:p>
      </style:footer-left>
    </style:master-page>
    <style:master-page style:name="First_20_Page" style:display-name="First Page" style:page-layout-name="Mpm2" style:next-style-name="Standard">
      <style:header>
        <text:tracked-changes>
          <text:changed-region xml:id="ct156237696" text:id="ct156237696">
            <text:deletion>
              <office:change-info>
                <dc:creator>Ray Lischner</dc:creator>
                <dc:date>2013-11-09T10:35:00</dc:date>
              </office:change-info>
              <text:p text:style-name="Chapter_20_Number">C H A P T E R</text:p>
            </text:deletion>
          </text:changed-region>
          <text:changed-region xml:id="ct152110224" text:id="ct152110224">
            <text:insertion>
              <office:change-info>
                <dc:creator>Ray Lischner</dc:creator>
                <dc:date>2013-11-09T10:35: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56237696"/><text:change-start text:change-id="ct152110224"/><text:span text:style-name="MT4">E X P L O R A T I O N</text:span><text:change-end text:change-id="ct152110224"/><text:s/>61</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23:00</meta:creation-date>
    <dc:creator>Ray Lischner</dc:creator>
    <dc:date>2013-11-09T10:35:57</dc:date>
    <meta:print-date>2009-03-19T10:05:00</meta:print-date>
    <meta:editing-cycles>6</meta:editing-cycles>
    <meta:editing-duration>PT9M</meta:editing-duration>
    <meta:generator>LibreOffice/4.0-5$Linux_X86_64 LibreOffice_project/400m0$Build-305</meta:generator>
    <meta:document-statistic meta:table-count="0" meta:image-count="0" meta:object-count="0" meta:page-count="11" meta:paragraph-count="342" meta:word-count="2451" meta:character-count="16962" meta:non-whitespace-character-count="14286"/>
    <meta:user-defined meta:name="Chapter Number">61</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